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Sect1" style:family="section">
      <style:section-properties text:dont-balance-text-columns="false" style:editable="false">
        <style:columns fo:column-count="2" fo:column-gap="0cm">
          <style:column style:rel-width="32767*" fo:start-indent="0cm" fo:end-indent="0cm"/>
          <style:column style:rel-width="32768*" fo:start-indent="0cm" fo:end-indent="0cm"/>
        </style:columns>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R-CPU Instruction Set</text:h>
      <text:h text:style-name="Heading_20_2" text:outline-level="2">Introduction</text:h>
      <text:p text:style-name="Text_20_body">The CR-CPU is a 16-bit general purpose programmable FPGA-CPU. It is intended to implement the minimal set of feature required to implement the C programming language.</text:p>
      <text:h text:style-name="Heading_20_2" text:outline-level="2">Registers</text:h>
      <text:p text:style-name="Text_20_body">The CR-CPU contains four general purpose registers:</text:p>
      <text:section text:style-name="Sect1" text:name="Section2">
        <text:p text:style-name="Text_20_body">00: ra</text:p>
        <text:p text:style-name="Text_20_body">01: rb</text:p>
        <text:p text:style-name="Text_20_body">10: rc</text:p>
        <text:p text:style-name="Text_20_body">11: rd</text:p>
      </text:section>
      <text:p text:style-name="Text_20_body">These registers are not fully interchangeable. Some instructions will require the use of certain registers.</text:p>
      <text:h text:style-name="Heading_20_2" text:outline-level="2">Instruction</text:h>
      <text:p text:style-name="Text_20_body">Each instruction is a fixed 16-bits wide and is composed of the following components:</text:p>
      <text:p text:style-name="Text_20_body"><text:tab/>oooo aaaa cccc cccc</text:p>
      <text:p text:style-name="Text_20_body">Where:</text:p>
      <text:p text:style-name="Text_20_body"><text:tab/>o = Opcode</text:p>
      <text:p text:style-name="Text_20_body"><text:tab/>a = Additional information</text:p>
      <text:p text:style-name="Text_20_body"><text:tab/>c = Constant</text:p>
      <text:h text:style-name="Heading_20_2" text:outline-level="2">Opcodes</text:h>
      <text:p text:style-name="Text_20_body">The following opcodes are available:</text:p>
      <text:section text:style-name="Sect1" text:name="Section1">
        <text:p text:style-name="Text_20_body">0: Add (add)</text:p>
        <text:p text:style-name="Text_20_body">1: Subtract (sub)</text:p>
        <text:p text:style-name="Text_20_body">2: And (and)</text:p>
        <text:p text:style-name="Text_20_body">3: Or (or)</text:p>
        <text:p text:style-name="Text_20_body">4: Xor (xor)</text:p>
        <text:p text:style-name="Text_20_body">5: Shift L/R (shftl, shftr)</text:p>
        <text:p text:style-name="Text_20_body">6: Load (load)</text:p>
        <text:p text:style-name="Text_20_body">7: Store (stor)</text:p>
        <text:p text:style-name="Text_20_body">8: Move (mov)</text:p>
        <text:p text:style-name="Text_20_body">9: Jump (jmp, jifz, jinz, jgz)</text:p>
        <text:p text:style-name="Text_20_body">A: Load Constant (loadc)</text:p>
        <text:p text:style-name="Text_20_body">B: Out (out)</text:p>
        <text:p text:style-name="Text_20_body">C: </text:p>
        <text:p text:style-name="Text_20_body">D: </text:p>
        <text:p text:style-name="Text_20_body">E: Halt (halt)</text:p>
        <text:p text:style-name="Text_20_body">F: NOOP (nop)</text:p>
      </text:section>
      <text:h text:style-name="Heading_20_2" text:outline-level="2">Additional Information</text:h>
      <text:p text:style-name="Text_20_body">The additional information for an opcode is used to define the sub-command and/or the register(s) <text:soft-page-break/>involved. Where possible, the first two bits are used to define the destination register for the result of the computation.</text:p>
      <text:h text:style-name="Heading_20_2" text:outline-level="2">Opcode details</text:h>
      <text:h text:style-name="Heading_20_3" text:outline-level="3">Add (add)</text:h>
      <text:p text:style-name="Text_20_body">Calculates the sum of two arguments (registers or constant) and places the result in a register. </text:p>
      <text:p text:style-name="Text_20_body"><text:tab/>ddxy</text:p>
      <text:p text:style-name="Text_20_body">Where:</text:p>
      <text:p text:style-name="Text_20_body"><text:tab/>dd = Destination register (ra – rd)</text:p>
      <text:p text:style-name="Text_20_body"><text:tab/>x = Source 1 register (0: ra, 1: rc)</text:p>
      <text:p text:style-name="Text_20_body"><text:tab/>y = Source 2 register (0: rb, 1: constant)</text:p>
      <text:h text:style-name="Heading_20_3" text:outline-level="3">Subtraction (sub)</text:h>
      <text:p text:style-name="Text_20_body">Calculates the difference between two arguments (source 1 – source 2) and places the result in a register. Uses the same encoding as add.</text:p>
      <text:h text:style-name="Heading_20_3" text:outline-level="3">And (and)</text:h>
      <text:p text:style-name="Text_20_body">Performs bitwise “and” of two arguments. Uses the same encoding as add.</text:p>
      <text:h text:style-name="Heading_20_3" text:outline-level="3">Or (or)</text:h>
      <text:p text:style-name="Text_20_body">Performs bitwise “or” of two arguments. Uses the same encoding as add.</text:p>
      <text:h text:style-name="Heading_20_3" text:outline-level="3">Xor (xor)</text:h>
      <text:p text:style-name="Text_20_body">Performs bitwise “xor” of two arguments. Uses the same encoding as add.</text:p>
      <text:h text:style-name="Heading_20_3" text:outline-level="3">Shift L/R (shftl, shftr)</text:h>
      <text:p text:style-name="Text_20_body">Performs a bitwise shift of a register. Note that zeros are always entered at the opposite end, even if the MSB is a one.</text:p>
      <text:p text:style-name="Text_20_body"><text:tab/>ddsy</text:p>
      <text:p text:style-name="Text_20_body">Where:</text:p>
      <text:p text:style-name="Text_20_body"><text:tab/>dd = Source and Destination register</text:p>
      <text:p text:style-name="Text_20_body"><text:tab/>s = Shift amount source (0: rb, 1: constant)</text:p>
      <text:p text:style-name="Text_20_body"><text:tab/>y = Direction (0: right, 1: left)</text:p>
      <text:h text:style-name="Heading_20_3" text:outline-level="3">Load (load)</text:h>
      <text:p text:style-name="Text_20_body">Loads a value from ram. The address of the location to load from is defined by the constant, and <text:soft-page-break/>optionally, a register is added.</text:p>
      <text:p text:style-name="Text_20_body"><text:tab/>ddpp</text:p>
      <text:p text:style-name="Text_20_body">Where:</text:p>
      <text:p text:style-name="Text_20_body"><text:tab/>dd = Destination register</text:p>
      <text:p text:style-name="Text_20_body"><text:tab/>pp = Offset pointer register (00: ra, 01: rb, 10: rc, 11: none)</text:p>
      <text:h text:style-name="Heading_20_3" text:outline-level="3">Store (stor)</text:h>
      <text:p text:style-name="Text_20_body">Performs the inverse operation of the load command. Namely, stores the value contained in the “destination” register intro the memory location defined by the constant and the offset register. Uses the same encoding as load.</text:p>
      <text:h text:style-name="Heading_20_3" text:outline-level="3">Move (mov)</text:h>
      <text:p text:style-name="Text_20_body">Moves (copies) a value from one register to another. The constant is unused.</text:p>
      <text:p text:style-name="Text_20_body"><text:tab/>ddss</text:p>
      <text:p text:style-name="Text_20_body">Where:</text:p>
      <text:p text:style-name="Text_20_body"><text:tab/>dd = Destination register</text:p>
      <text:p text:style-name="Text_20_body"><text:tab/>ss = Source register (uses same encoding as destination register)</text:p>
      <text:h text:style-name="Heading_20_3" text:outline-level="3">Jump (jmp, jifz, jinz, jgz)</text:h>
      <text:p text:style-name="Text_20_body">Optionally jumps to a new location. I.e. The instruction pointer is overwritten to a new value. “jmp” will jump unconditionally. The other will jmp if zero, if not zero, and if greater than zero respectively. Note that for the purpose of determining greater than zero, the value in the register is considered to be a signed value. The conditional jump instructions always uses the value in the ra register. The location jumped to is determined by the sum of the pointer register and the constant.</text:p>
      <text:p text:style-name="Text_20_body"><text:tab/>ttpp</text:p>
      <text:p text:style-name="Text_20_body">Where:</text:p>
      <text:p text:style-name="Text_20_body"><text:tab/>tt = Type of jump (00: jmp, 01: jifz, 10: jinz, 11: jgz)</text:p>
      <text:p text:style-name="Text_20_body"><text:tab/>pp = Pointer offset register (00: ra, 01: rb, 10: rc, 11: none)</text:p>
      <text:h text:style-name="Heading_20_3" text:outline-level="3">Load Constant (loadc)</text:h>
      <text:p text:style-name="Text_20_body">The load constant instruction can be used to load a constant directly from an instruction to a register. Since the constant is only 8 bits and the registers are 16 bits, it provides an option to load both the low and high byte.</text:p>
      <text:p text:style-name="Text_20_body"><text:tab/>ddtx</text:p>
      <text:p text:style-name="Text_20_body">Where:</text:p>
      <text:p text:style-name="Text_20_body"><text:tab/>dd = Destination register</text:p>
      <text:p text:style-name="Text_20_body"><text:tab/>t = Type of load (0: low byte, set high byte to zero, 1: high byte, leave low byte untouched)</text:p>
      <text:p text:style-name="Text_20_body"><text:soft-page-break/><text:tab/>x = Unused</text:p>
      <text:h text:style-name="Heading_20_3" text:outline-level="3">Out (out)</text:h>
      <text:p text:style-name="Text_20_body">Outputs the value of the given register on the output bus. The output bus will maintain its value until the next out instruction is executed.</text:p>
      <text:p text:style-name="Text_20_body"><text:tab/>ddxx</text:p>
      <text:p text:style-name="Text_20_body">Where:</text:p>
      <text:p text:style-name="Text_20_body"><text:tab/>dd = Source register</text:p>
      <text:p text:style-name="Text_20_body"><text:tab/>xx = Unused</text:p>
      <text:h text:style-name="Heading_20_3" text:outline-level="3">Halt (halt)</text:h>
      <text:p text:style-name="Text_20_body">Halts the processor. This is equivalent to an infinite stream of nop instructions.</text:p>
      <text:h text:style-name="Heading_20_3" text:outline-level="3">Nop (nop)</text:h>
      <text:p text:style-name="Text_20_body">Performs no operation. This is used internally to ensure correct timing of memory and jump instructions. It can be used by the programmer for time control.</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1" svg:font-family="Arial" style:font-family-generic="swiss"/>
    <style:font-face style:name="Times New Roman" svg:font-family="'Times New Roman'" style:font-family-generic="roman" style:font-pitch="variable"/>
    <style:font-face style:name="Calibri" svg:font-family="Calibri" style:font-adornments="Regular"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SimSun" style:font-size-asian="12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Calibri"/>
    </style:style>
    <style:style style:name="Heading" style:family="paragraph" style:parent-style-name="Standard" style:next-style-name="Text_20_body" style:class="text">
      <style:paragraph-properties fo:margin-top="0.423cm" fo:margin-bottom="0.212cm" fo:keep-with-next="always"/>
      <style:text-properties style:font-name="Calibri" fo:font-size="14pt" style:font-name-asian="Microsoft YaHei" style:font-size-asian="14pt" style:font-name-complex="Ari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1" style:font-size-complex="12pt" style:font-style-complex="italic"/>
    </style:style>
    <style:style style:name="Index" style:family="paragraph" style:parent-style-name="Standard" style:class="index">
      <style:paragraph-properties text:number-lines="false" text:line-number="0"/>
      <style:text-properties style:font-name-complex="Ari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layton </meta:initial-creator>
    <meta:creation-date>2019-07-15T23:40:14.35</meta:creation-date>
    <meta:generator>OpenOffice/4.1.6$Win32 OpenOffice.org_project/416m1$Build-9790</meta:generator>
    <dc:date>2019-08-03T23:32:08.62</dc:date>
    <dc:creator>Clayton </dc:creator>
    <meta:editing-duration>PT1H34M35S</meta:editing-duration>
    <meta:editing-cycles>16</meta:editing-cycles>
    <meta:document-statistic meta:table-count="0" meta:image-count="0" meta:object-count="0" meta:page-count="4" meta:paragraph-count="97" meta:word-count="736" meta:character-count="4152"/>
  </office:meta>
</office:document-meta>
</file>